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ListParagraph" style:list-style-name="LFO1" style:family="paragraph">
      <style:text-properties fo:language="en" fo:country="US"/>
    </style:style>
    <style:style style:name="P3" style:parent-style-name="ListParagraph" style:list-style-name="LFO1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ListParagraph" style:list-style-name="LFO1" style:family="paragraph">
      <style:text-properties fo:language="en" fo:country="US"/>
    </style:style>
    <style:style style:name="P6" style:parent-style-name="ListParagraph" style:list-style-name="LFO1" style:family="paragraph">
      <style:text-properties fo:language="en" fo:country="US"/>
    </style:style>
    <style:style style:name="P7" style:parent-style-name="ListParagraph" style:list-style-name="LFO1" style:family="paragraph">
      <style:text-properties fo:language="en" fo:country="US"/>
    </style:style>
    <style:style style:name="P8" style:parent-style-name="ListParagraph" style:list-style-name="LFO1" style:family="paragraph"/>
    <style:style style:name="T9" style:parent-style-name="DefaultParagraphFont" style:family="text">
      <style:text-properties fo:language="en" fo:country="US"/>
    </style:style>
  </office:automatic-styles>
  <office:body>
    <office:text text:use-soft-page-breaks="true">
      <text:p text:style-name="P1">Computer:</text:p>
      <text:list text:style-name="LFO1" text:continue-numbering="true">
        <text:list-item>
          <text:p text:style-name="P2">Gigabyte gaming A16 PRO DXH</text:p>
        </text:list-item>
        <text:list-item>
          <text:p text:style-name="P3">Windows 11</text:p>
        </text:list-item>
      </text:list>
      <text:p text:style-name="P4">Software:</text:p>
      <text:list text:style-name="LFO1" text:continue-numbering="true">
        <text:list-item>
          <text:p text:style-name="P5">Unity 6.2 (6000.2.14f1)</text:p>
        </text:list-item>
        <text:list-item>
          <text:p text:style-name="P6">Github</text:p>
        </text:list-item>
        <text:list-item>
          <text:p text:style-name="P7">VScode</text:p>
        </text:list-item>
        <text:list-item>
          <text:p text:style-name="P8"><text:span text:style-name="T9">Word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NL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ptos" style:font-name-asian="Apto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Evers, M.M. (Maris)</meta:initial-creator>
    <dc:creator>Evers, M.M. (Maris)</dc:creator>
    <meta:creation-date>2026-01-14T14:13:00Z</meta:creation-date>
    <dc:date>2026-01-14T14:31:00Z</dc:date>
    <meta:template xlink:href="Normal.dotm" xlink:type="simple"/>
    <meta:editing-cycles>1</meta:editing-cycles>
    <meta:editing-duration>PT540S</meta:editing-duration>
    <meta:document-statistic meta:page-count="1" meta:paragraph-count="5" meta:word-count="17" meta:character-count="97" meta:row-count="10" meta:non-whitespace-character-count="85"/>
  </office:meta>
</office:document-meta>
</file>